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>
          <style:tab-stop style:position="5.251cm"/>
        </style:tab-stops>
      </style:paragraph-properties>
    </style:style>
    <style:style style:name="P3" style:family="paragraph" style:parent-style-name="Standard">
      <style:paragraph-properties fo:text-align="end" style:justify-single-word="false" style:writing-mode="rl-tb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0pt" style:font-size-asian="20pt" style:font-size-complex="20pt" style:language-complex="ar" style:country-complex="MA"/>
    </style:style>
    <style:style style:name="P5" style:family="paragraph" style:parent-style-name="Standard">
      <style:paragraph-properties fo:text-align="end" style:justify-single-word="false"/>
      <style:text-properties fo:font-size="12pt" fo:language="en" fo:country="US" style:font-size-asian="12pt" style:font-size-complex="12pt" style:language-complex="ar" style:country-complex="MA"/>
    </style:style>
    <style:style style:name="P6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language-complex="ar" style:country-complex="MA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2pt" style:font-size-asian="12pt" style:font-size-complex="12pt" style:language-complex="ar" style:country-complex="MA"/>
    </style:style>
    <style:style style:name="P8" style:family="paragraph" style:parent-style-name="Standard">
      <style:paragraph-properties fo:text-align="end" style:justify-single-word="false"/>
      <style:text-properties fo:font-size="12pt" fo:language="es" fo:country="ES" style:font-size-asian="12pt" style:font-size-complex="12pt" style:language-complex="ar" style:country-complex="MA"/>
    </style:style>
    <style:style style:name="P9" style:family="paragraph" style:parent-style-name="Standard">
      <style:paragraph-properties fo:text-align="end" style:justify-single-word="false" style:writing-mode="rl-tb"/>
      <style:text-properties fo:font-size="14pt" fo:language="en" fo:country="US" fo:font-weight="bold" style:font-size-asian="14pt" style:font-weight-asian="bold" style:font-size-complex="14pt" style:language-complex="ar" style:country-complex="MA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fo:font-size="12pt" fo:language="en" fo:country="US" style:font-size-asian="12pt" style:font-size-complex="12pt" style:language-complex="ar" style:country-complex="MA"/>
    </style:style>
    <style:style style:name="T1" style:family="text">
      <style:text-properties fo:font-size="12pt" style:font-size-asian="12pt" style:font-size-complex="12pt" style:language-complex="ar" style:country-complex="MA"/>
    </style:style>
    <style:style style:name="T2" style:family="text">
      <style:text-properties fo:font-size="12pt" fo:language="en" fo:country="US" style:font-size-asian="12pt" style:font-size-complex="12pt" style:language-complex="ar" style:country-complex="MA"/>
    </style:style>
    <style:style style:name="T3" style:family="text">
      <style:text-properties fo:font-size="12pt" fo:font-weight="bold" style:font-size-asian="12pt" style:font-weight-asian="bold" style:font-size-complex="12pt" style:language-complex="ar" style:country-complex="MA" style:font-weight-complex="bold"/>
    </style:style>
    <style:style style:name="T4" style:family="text">
      <style:text-properties fo:font-size="16pt" fo:language="en" fo:country="US" style:font-size-asian="16pt" style:font-size-complex="16pt" style:language-complex="ar" style:country-complex="MA"/>
    </style:style>
    <style:style style:name="T5" style:family="text">
      <style:text-properties fo:font-size="14pt" fo:font-weight="bold" style:font-size-asian="14pt" style:font-weight-asian="bold" style:font-size-complex="14pt" style:language-complex="ar" style:country-complex="MA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language-complex="ar" style:country-complex="M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السيرة الذاتية للفنان خالد البكاي</text:p>
      <text:p text:style-name="P1"><text:span text:style-name="T2"><text:s text:c="51"/></text:span><text:span text:style-name="T1"><text:s text:c="2"/></text:span><text:span text:style-name="T2">.1991 يقطن ويشتغل ببرشلونة منذ <text:s/>. 1966ولد <text:s/>ب</text:span><text:span text:style-name="T1">الدار البيضاء <text:s/>المغرب </text:span></text:p>
      <text:p text:style-name="P5">ورشة بمركز الفن الحديث </text:p>
      <text:p text:style-name="P5"><text:s text:c="2"/>بيراميدون ، برشلونة .</text:p>
      <text:p text:style-name="P1"><text:span text:style-name="T2"><text:s text:c="2"/></text:span><text:a xlink:type="simple" xlink:href="mailto:Kelbekayr@yahoo.es" text:style-name="Internet_20_link" text:visited-style-name="Visited_20_Internet_20_Link">Kelbekayr@yahoo.es</text:a><text:span text:style-name="T2"> : </text:span><text:span text:style-name="T1">البريد الالكتروني</text:span></text:p>
      <text:p text:style-name="P6">التكوين</text:p>
      <text:p text:style-name="P7"><text:s text:c="4"/>إجازة في الفنون الجميلة ، برشلونة شعبة النقش.1995</text:p>
      <text:p text:style-name="P7"><text:s text:c="4"/>دبلوم في الفنون الجميلة ، المعهد العالي للفنون الجميلة ، تطوان، <text:s/>المغرب 1990</text:p>
      <text:p text:style-name="P7"><text:s text:c="11"/>تدريب على النقش ، المركز الثقافي الفرنسي تطوان .</text:p>
      <text:p text:style-name="P1"><text:span text:style-name="T4">2001</text:span><text:span text:style-name="T3"> </text:span><text:span text:style-name="T5">معارض فردية إبتداءا من <text:s/></text:span></text:p>
      <text:p text:style-name="P8">2019 BOUSHARI ART GALLERY,KUWAIT</text:p>
      <text:p text:style-name="P8">2017 SOART GALLERY CASABLANCA</text:p>
      <text:p text:style-name="P7"><text:s text:c="4"/>ايسباس <text:s/>ريفاج <text:s/>،الرباط <text:s/>المغرب.2016</text:p>
      <text:p text:style-name="P1"><text:span text:style-name="T5"><text:s text:c="10"/></text:span><text:span text:style-name="T1">رواق <text:s/>ايم أش <text:s/>أرت، <text:s/>بيلباو، <text:s/>اسبانيا</text:span></text:p>
      <text:p text:style-name="P7"><text:s text:c="4"/>رواق اسبيرال د أرت <text:s/>كونطيمبورين ، نوخا، <text:s/>اسبانيا .2015</text:p>
      <text:p text:style-name="P1"><text:span text:style-name="T3"><text:s text:c="5"/></text:span><text:span text:style-name="T1"><text:s text:c="6"/>رواق <text:s/>دانيال، <text:s/>ويلمينغطون ، كارولينا الشمالية، <text:s/>الولايات المتحدة الأمريكية .</text:span></text:p>
      <text:p text:style-name="P7"><text:s text:c="4"/>قصر البيثين <text:s/>سانتاندير، <text:s/>اسبانيا .2014</text:p>
      <text:p text:style-name="P7"><text:s text:c="4"/>رواق ديلا كروا، <text:s/>طنجة2012</text:p>
      <text:p text:style-name="P1"><text:span text:style-name="T1"><text:s text:c="4"/>متحف تورا بييا ، تارراغونة، <text:s text:c="2"/>اسبانيا.</text:span><text:span text:style-name="T2">2011</text:span></text:p>
      <text:p text:style-name="P1"><text:span text:style-name="T5"><text:s text:c="10"/></text:span><text:span text:style-name="T1">رواق انطوني بين يول، <text:s/>برشلونة، <text:s/>اسبانيا .</text:span></text:p>
      <text:p text:style-name="P5"><text:s text:c="4"/>رواق باب الرواح ،الرباط <text:s/>.2010</text:p>
      <text:p text:style-name="P2"><text:span text:style-name="T5"><text:s text:c="10"/></text:span><text:span text:style-name="T1">رواق استامب أرت ، الدار البيضاء</text:span></text:p>
      <text:p text:style-name="P7">، <text:s/>الدار البيضاء .21رواق <text:s/>مرسم <text:s text:c="4"/>2009</text:p>
      <text:p text:style-name="P1"><text:span text:style-name="T3"><text:s text:c="11"/></text:span><text:span text:style-name="T1">رواق <text:s/>استيبال، <text:s/>جينيف، <text:s/>سويسرا .</text:span></text:p>
      <text:p text:style-name="P1"><text:soft-page-break/><text:span text:style-name="T1"><text:s text:c="4"/>توراب، رواق فونيس <text:s/>كادر ، الدار البيضاء </text:span><text:span text:style-name="T2">2007</text:span></text:p>
      <text:p text:style-name="P1"><text:span text:style-name="T1">مركز الحسن الثاني مهرجان أصيلة الدولي، أصيلة</text:span><text:span text:style-name="T2"> <text:s text:c="11"/></text:span></text:p>
      <text:p text:style-name="P5"><text:s text:c="4"/>وقفة ، رواق محمد الفاسي ، <text:s/>وزارة الثقافة الرباط <text:s/>المغرب 2006</text:p>
      <text:p text:style-name="P5"><text:s text:c="14"/>وقفة ، رواق الفن، <text:s/>مدريد <text:s text:c="6"/></text:p>
      <text:p text:style-name="P7"><text:s text:c="11"/>وقفة ، المتحف الاثنولوجي اربوثيس ، خيرونة ، اسبانيا</text:p>
      <text:p text:style-name="P5"><text:s text:c="4"/>في أي أر دي، <text:s/>توري بييا ، سالو ، تراكون 2005</text:p>
      <text:p text:style-name="P5"><text:s text:c="4"/>الكولور ديل بيردي ، مركز الفن الحديث، <text:s/>بيراميدون ، اسبانيا2004</text:p>
      <text:p text:style-name="P7"><text:s text:c="11"/>الكلور ديل بيردي كال <text:s/>،الطورتشيو كونستانتيني للفن المعاصر، <text:s/>ميلانو </text:p>
      <text:p text:style-name="P7"><text:s text:c="11"/>قصر ميسانوس <text:s/>ساميدان سويسرا </text:p>
      <text:p text:style-name="P7"><text:s text:c="11"/>رواق <text:s/>نوبا ، سباديل ، برشلونة </text:p>
      <text:p text:style-name="P5"><text:s text:c="4"/>ملتقى الفنون، <text:s/>الدار البيضاء المغرب .2003</text:p>
      <text:p text:style-name="P5"><text:s text:c="4"/>روسو، جيالو، اي نيرو، أي بيردي، <text:s/>رواق الطورتشيو ، ميلانو ايطاليا 2002</text:p>
      <text:p text:style-name="P5"><text:s text:c="4"/>رواق <text:s/>الفن <text:s/>ناو ، خيرونة ،اسبانيا2001</text:p>
      <text:p text:style-name="P5"><text:s text:c="11"/>رواق <text:s/>كارم <text:s/>اسبيني ، برشلونة .</text:p>
      <text:p text:style-name="P5"><text:s text:c="11"/>رواق الفن <text:s/>بوكس ، مدريد.</text:p>
      <text:p text:style-name="P1"><text:span text:style-name="T4">2010</text:span><text:span text:style-name="T6"> <text:s text:c="2"/></text:span><text:span text:style-name="T5">معارض جماعية إبتداءا من</text:span></text:p>
      <text:p text:style-name="P1"><text:span text:style-name="T1"><text:s/>دي دوس <text:s/>ايم ا ش ارت <text:s/>بيلباو، <text:s/>اسبانيا <text:s/>. <text:s/>2 رواق <text:s text:c="3"/></text:span><text:span text:style-name="T2">2016</text:span></text:p>
      <text:p text:style-name="P5"><text:s text:c="11"/>رواق دانيال <text:s/>،ويلمينغطون ، كارولينا الشمالية ، الولايات المتحدة الامريكية.</text:p>
      <text:p text:style-name="P5"><text:s text:c="11"/>فنانو البحر الابيض المتوسط <text:s/>،ميري د اليكانطي، <text:s/>اسبانيا.</text:p>
      <text:p text:style-name="P5"><text:s text:c="3"/>متحف الفنون الشعبية ، شانغاي، <text:s/>الصين .2015</text:p>
      <text:p text:style-name="P5"><text:s text:c="10"/>متحف <text:s/>الملك محمد السادس للفن المعاصر، <text:s/>الرباط.</text:p>
      <text:p text:style-name="P5"><text:s text:c="10"/>متحف الفن المعاصر <text:s/>، تطوان .</text:p>
      <text:p text:style-name="P5"><text:s text:c="10"/>رواق اغورا ، مراكش.</text:p>
      <text:p text:style-name="P5"><text:s text:c="10"/>رواق دانيال ، ويلمينغطون ، كارولينا الشمالية ، الولايات المتحدة الامريكية.</text:p>
      <text:p text:style-name="P5"><text:s text:c="3"/>رواق انطوني بين يول <text:s/>راوس <text:s/>طارراغونة ، اسبانيا .2014</text:p>
      <text:p text:style-name="P5"><text:soft-page-break/><text:s text:c="3"/>مؤسسة <text:s/>فيلا كازاس <text:s/>برشلونة ، اسبانيا <text:s/>.2013</text:p>
      <text:p text:style-name="P5"><text:s text:c="10"/>طورا فيلا، <text:s/>سالو ، اسبانيا.</text:p>
      <text:p text:style-name="P5"><text:s text:c="3"/>رواق جاد ارت ، الدار البيضاء.2012</text:p>
      <text:p text:style-name="P5"><text:s text:c="3"/>رواق لوفط</text:p>
      <text:p text:style-name="P5"><text:s/>ارت ، الدار البيضاء ، المغرب.2010</text:p>
      <text:p text:style-name="P9">عينات عامة وخاصة</text:p>
      <text:p text:style-name="P10">متحف محمد السادس للفن المعاصر الرباط</text:p>
      <text:p text:style-name="P10"><text:s/>متحف الفنون الشعبية <text:s/>شانغاي <text:s/>الصين</text:p>
      <text:p text:style-name="P10">البنك التجاري المغربي الدارالبيضاء المغرب</text:p>
      <text:p text:style-name="P10">مركز التجارة العالمي برشلونة</text:p>
      <text:p text:style-name="P10">متحف اكواريل لانصا خيرونة</text:p>
      <text:p text:style-name="P10">القصر الملكي الرباط المغرب</text:p>
      <text:p text:style-name="P10">فندق نفيس مراكش المغرب</text:p>
      <text:p text:style-name="P10">المتحف الأثنولوجي أربوثيس خيرونة إسبانيا</text:p>
      <text:p text:style-name="P10">بلدية سالو طاراكون إسبانيا</text:p>
      <text:p text:style-name="P10">المعهد العالي للفنون الجميلة تطوان المغرب </text:p>
      <text:p text:style-name="P10">مركز الفن الحديث بيراميدون برشلونة</text:p>
      <text:p text:style-name="P10">متحف توري بييا، سالو،طاركون</text:p>
      <text:p text:style-name="P10">الشركة العامة المغربية للأبناك الدارالبيضاء المغرب</text:p>
      <text:p text:style-name="P10">القرض العقاري والسياحي الدارالبيضاء المغرب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c</meta:initial-creator>
    <meta:editing-cycles>4</meta:editing-cycles>
    <meta:print-date>2016-11-13T19:45:00</meta:print-date>
    <meta:creation-date>2016-11-13T19:47:00</meta:creation-date>
    <dc:date>2019-11-20T16:26:52.47</dc:date>
    <meta:editing-duration>PT1S</meta:editing-duration>
    <meta:generator>OpenOffice/4.1.2$Win32 OpenOffice.org_project/412m3$Build-9782</meta:generator>
    <meta:document-statistic meta:table-count="0" meta:image-count="0" meta:object-count="0" meta:page-count="3" meta:paragraph-count="69" meta:word-count="451" meta:character-count="30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